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6e9" officeooo:paragraph-rsid="001aa6e9"/>
    </style:style>
    <style:style style:name="P2" style:family="paragraph" style:parent-style-name="Standard" style:list-style-name="L1">
      <style:text-properties officeooo:rsid="001aa6e9" officeooo:paragraph-rsid="001aa6e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a6e9" officeooo:paragraph-rsid="001aa6e9" style:font-size-asian="16pt" style:font-weight-asian="bold" style:font-size-complex="16pt" style:font-weight-complex="bold"/>
    </style:style>
    <text:list-style style:name="L1">
      <text:list-level-style-bullet text:level="1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Noto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PI – 1</text:p>
      <text:p text:style-name="P1"/>
      <text:p text:style-name="P1">Identificar e editar configurações de hardware</text:p>
      <text:p text:style-name="P1"/>
      <text:p text:style-name="P1">Comandos de inspeção</text:p>
      <text:p text:style-name="P1"/>
      <text:p text:style-name="P1">lspci → Mostra todos os componentes conectados ao barramento PCI , como controladoras de disco, placas externas, controladoras USB, placas integradas etc.</text:p>
      <text:list xml:id="list4700767307078377857" text:style-name="L1">
        <text:list-item>
          <text:p text:style-name="P2">s → lista informações do dispositivo</text:p>
        </text:list-item>
        <text:list-item>
          <text:p text:style-name="P2">v → detalha a alistagem</text:p>
          <text:p text:style-name="P2">Ex: lspci -s &lt;endereço do dispositivo&gt; -v</text:p>
          <text:p text:style-name="P2"/>
        </text:list-item>
      </text:list>
      <text:p text:style-name="P1">lsusb → Mostra os dispositivos USB conectados à máquina.</text:p>
      <text:p text:style-name="P1">lsmod → Lista todos os módulos atualmente carregados no sistem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9-17T15:00:25.969891365</meta:creation-date>
    <dc:date>2016-09-19T09:20:13.803801139</dc:date>
    <dc:creator>Tarciso Torres</dc:creator>
    <meta:editing-duration>P1DT18H4M37S</meta:editing-duration>
    <meta:editing-cycles>1</meta:editing-cycles>
    <meta:document-statistic meta:table-count="0" meta:image-count="0" meta:object-count="0" meta:page-count="1" meta:paragraph-count="10" meta:word-count="74" meta:character-count="451" meta:non-whitespace-character-count="389"/>
    <meta:generator>LibreOffice/5.0.3.2$Linux_X86_64 LibreOffice_project/00m0$Build-2</meta:generator>
  </office:meta>
</office:document-meta>
</file>